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1a00c4" officeooo:paragraph-rsid="001a00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3</text:p>
      <text:p text:style-name="P2">Explica y razona qué herramientas informáticas has utilizado para la realización de los ejercicios anteriores.</text:p>
      <text:p text:style-name="P2">Explica cómo puedes probar y depurar el código.</text:p>
      <text:p text:style-name="P2"/>
      <text:p text:style-name="P3">He utilizado el editor de código Visual Studio Code con una amplia variedad de extensiones que facilitan el desarrollo de software en el ámbito web. Además he utilizado la herramienta para desarrolladores (F12) integrada en el navegador Firefox, aunque también se podría haber utilizado la que se encuentra en Google Chrome. Mediante el enlace que se establece entre un fichero HTML y JavaScript con la etiqueta &lt;script&gt;, podemos abrir el HTML en el navegador y comprobar mediante el inspector aquellos elementos que han sido modificados en el HTML, y en la consola integrada, aquellos “console.log()” escritos en JavaScript. Por tanto, cada vez que modifiquemos el HTML o el JS, si refrescamos la página (F5), podemos visualizar los cambios tanto en el inspector como en el depurador de la consola y de esta forma probar y depurar el código de JavaScrip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2T20:22:35.514490898</meta:creation-date>
    <meta:generator>LibreOffice/7.3.7.2$Linux_X86_64 LibreOffice_project/30$Build-2</meta:generator>
    <dc:date>2024-01-12T20:31:15.936212085</dc:date>
    <meta:editing-duration>PT8M41S</meta:editing-duration>
    <meta:editing-cycles>1</meta:editing-cycles>
    <meta:document-statistic meta:table-count="0" meta:image-count="0" meta:object-count="0" meta:page-count="1" meta:paragraph-count="4" meta:word-count="165" meta:character-count="1025" meta:non-whitespace-character-count="863"/>
  </office:meta>
</office:document-meta>
</file>